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ool.toDat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toDate( String format , Object obj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Month( Objec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StyleAsInt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System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( String dateStyle , String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configure( ValueParser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ool.getDateFormat( int dateStyle , int timeStyl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String dateStyle , String timeStyl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Year( Objec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System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toCalendar( Object obj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Tool.setTimeZone(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ool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Value( Object field , Object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eTool.getDay( Objec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System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toDate( String format , Object obj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String dateStyle , String timeStyle , Object obj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Value( int field , Object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ool.toDate( String format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String format , Object obj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toCalenda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DateFormat( String dateStyle , String timeStyl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Value( Objec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String format , Object obj ,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ool.format( String format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DateFormat( String format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ge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.format( String dateStyle , String timeStyle , Object obj ,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